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text-properties style:font-name="Arial Narrow" style:font-name-complex="Arial"/>
    </style:style>
    <style:style style:name="P4" style:family="paragraph" style:parent-style-name="Heading_20_1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 style:list-style-name="WW8Num16">
      <style:text-properties style:font-name="Arial Narrow"/>
    </style:style>
    <style:style style:name="P7" style:family="paragraph" style:parent-style-name="Standard" style:list-style-name="WW8Num16">
      <style:text-properties style:font-name="Arial Narrow"/>
    </style:style>
    <style:style style:name="P8" style:family="paragraph" style:parent-style-name="Standard" style:list-style-name="WW8Num16">
      <style:text-properties style:font-name="Arial Narrow"/>
    </style:style>
    <style:style style:name="P9" style:family="paragraph" style:parent-style-name="Standard" style:list-style-name="WW8Num16">
      <style:text-properties style:font-name="Arial Narrow"/>
    </style:style>
    <style:style style:name="P10" style:family="paragraph" style:parent-style-name="Standard" style:list-style-name="WW8Num16">
      <style:text-properties style:font-name="Arial Narrow"/>
    </style:style>
    <style:style style:name="P11" style:family="paragraph" style:parent-style-name="Standard" style:list-style-name="WW8Num16">
      <style:text-properties style:font-name="Arial Narrow"/>
    </style:style>
    <style:style style:name="P12" style:family="paragraph" style:parent-style-name="Standard" style:list-style-name="WW8Num16">
      <style:text-properties style:font-name="Arial Narrow"/>
    </style:style>
    <style:style style:name="P13" style:family="paragraph" style:parent-style-name="Standard" style:list-style-name="WW8Num16">
      <style:text-properties style:font-name="Arial Narrow"/>
    </style:style>
    <style:style style:name="P14" style:family="paragraph" style:parent-style-name="Standard" style:list-style-name="WW8Num16">
      <style:text-properties style:font-name="Arial Narrow"/>
    </style:style>
    <style:style style:name="P15" style:family="paragraph" style:parent-style-name="Standard" style:list-style-name="WW8Num4">
      <style:text-properties style:font-name="Arial Narrow"/>
    </style:style>
    <style:style style:name="P16" style:family="paragraph" style:parent-style-name="Standard" style:list-style-name="WW8Num25">
      <style:text-properties style:font-name="Arial Narrow"/>
    </style:style>
    <style:style style:name="P17" style:family="paragraph" style:parent-style-name="Standard" style:list-style-name="WW8Num38">
      <style:text-properties style:font-name="Arial Narrow"/>
    </style:style>
    <style:style style:name="P18" style:family="paragraph" style:parent-style-name="Standard" style:list-style-name="WW8Num6">
      <style:text-properties style:font-name="Arial Narrow"/>
    </style:style>
    <style:style style:name="P19" style:family="paragraph" style:parent-style-name="Standard" style:list-style-name="WW8Num28">
      <style:text-properties style:font-name="Arial Narrow"/>
    </style:style>
    <style:style style:name="P20" style:family="paragraph" style:parent-style-name="Standard" style:list-style-name="WW8Num28">
      <style:text-properties style:font-name="Arial Narrow"/>
    </style:style>
    <style:style style:name="P21" style:family="paragraph" style:parent-style-name="Standard" style:list-style-name="WW8Num8">
      <style:text-properties style:font-name="Arial Narrow"/>
    </style:style>
    <style:style style:name="P22" style:family="paragraph" style:parent-style-name="Standard">
      <style:text-properties style:font-name="Arial Narrow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sikt Eiendom</text:h>
      <text:p text:style-name="P1">Eiendom” er høyeste nivå i Eiendomsregisteret (”Lokalisering” ref navigasjonslinje). Vinduet skreddersys under ”Admin” og ”Administrer Lokalisering”.</text:p>
      <text:p text:style-name="Standard"/>
      <text:list text:style-name="WW8Num16">
        <text:list-item>
          <text:p text:style-name="P6">Resultat i visningsvindu kan filtreres ved bruk av menyvalg for (navn på nedtrekksmenyer kan tilpasses)</text:p>
          <text:list>
            <text:list-item>
              <text:p text:style-name="P6">”Kategori”</text:p>
            </text:list-item>
            <text:list-item>
              <text:p text:style-name="P6">”Distrikt”</text:p>
            </text:list-item>
            <text:list-item>
              <text:p text:style-name="P6">”Bydel”</text:p>
            </text:list-item>
            <text:list-item>
              <text:p text:style-name="P6">I tillegg enda et vindu for sortering av type eier (for eksempel stat, kommune, privat) </text:p>
            </text:list-item>
          </text:list>
        </text:list-item>
      </text:list>
      <text:p text:style-name="P1"/>
      <text:list text:style-name="WW8Num16">
        <text:list-item text:start-value="1">
          <text:p text:style-name="P6">Mulighet for sortering av kolonner med farget tekst i heading (stigende, synkende sortering)</text:p>
        </text:list-item>
        <text:list-item>
          <text:p text:style-name="P6">Søkevindu for søk på deler av eller hele ID (nr eller navn)</text:p>
        </text:list-item>
        <text:list-item>
          <text:p text:style-name="P6">Eiendom beskrives med tallrekke (Maksimalt antall kan endres. Økonomisystem kan sette begrensninger ved eventuell integrasjon. Agresso bruker 8 siffer for identifisering av et objekt).</text:p>
        </text:list-item>
        <text:list-item>
          <text:p text:style-name="P6">Standardvalg pr menyvalg er mulighet for visning, editering eller sletting av rad samt legge til ny.</text:p>
        </text:list-item>
      </text:list>
      <text:h text:style-name="P4" text:outline-level="1">Oversikt Bygg</text:h>
      <text:p text:style-name="P1"/>
      <text:list text:style-name="WW8Num8">
        <text:list-item>
          <text:p text:style-name="P21">Hvilke kolonner (type data) som skal medtas og rekkefølge defineres under ”Admin” – ”Administrer lokalisering” og ”Attributter” under ”Bygg”.</text:p>
        </text:list-item>
      </text:list>
      <text:list text:style-name="WW8Num4">
        <text:list-item>
          <text:p text:style-name="P15">Antall rader som skal vises i vinduet defineres under ”Preferences”. For å se neste gruppe av bygg eller samtlige rader brukes pilsymbolene til venstre/høyre over kolonnetekst.</text:p>
        </text:list-item>
      </text:list>
      <text:list text:style-name="WW8Num25">
        <text:list-item>
          <text:p text:style-name="P16">Visning kan filtreres ved bruk av nedtrekksmenyer som for ”Eiendom” samt sorteres i stigende/synkende rekkefølge i kolonner med farget kolonnenavn.</text:p>
        </text:list-item>
      </text:list>
      <text:list text:style-name="WW8Num38">
        <text:list-item>
          <text:p text:style-name="P17">Bygg identifiseres med nr og navn på både eiendom og bygg, samt gatenavn og adresse der dette er registrert.</text:p>
        </text:list-item>
      </text:list>
      <text:list text:style-name="WW8Num6">
        <text:list-item>
          <text:p text:style-name="P18">”Status” kan eksempelvis vise om bygningen er utleid eller ledig. Dersom utleid areal er lik utleieareal er hele bygget utleid. Utleieareal og utleid areal kan eventuelt summeres opp fra lavere nivå i hierarkiet.</text:p>
        </text:list-item>
      </text:list>
      <text:list text:style-name="WW8Num28">
        <text:list-item>
          <text:p text:style-name="P19">Bruttoareal kan eventuelt også registreres eller summeres opp fra lavere nivå i hierarkiet.</text:p>
        </text:list-item>
        <text:list-item>
          <text:p text:style-name="P19">Standard menyvalg for ”Legge til”, ”Vis”, ”Editer” og ”Slett”.</text:p>
        </text:list-item>
      </text:list>
      <text:h text:style-name="Heading_20_1" text:outline-level="1">Andre nivå</text:h>
      <text:p text:style-name="P3">Lokalisering/Eiendomsregister kan skreddersys for hver enkelt database. Med dette menes hvilke nivå som skal opprettes og hvilken type informasjon/data som skal kunne lagres på hvert nivå (kalt attributter) defineres for hver enkelt base. Nivå under bygg kan være en eller flere av følgende nivå; inngang, etasje, sone, leieobjekt, rom etc.</text:p>
      <text:p text:style-name="P3"/>
      <text:p text:style-name="P2">Menyvalg/-muligheter for ekstra nivå vil være lik nivåene beskrevet ovenfor (Eiendom og Bygg), bare attributter vil diverg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6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initial-creator>Knut Vidar Olsen</meta:initial-creator>
    <meta:creation-date>2007-12-04T09:43:17</meta:creation-date>
    <dc:date>2007-12-20T12:51:20</dc:date>
    <meta:editing-cycles>5</meta:editing-cycles>
    <meta:editing-duration>PT1H1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330" meta:character-count="2244"/>
  </office:meta>
</office:document-meta>
</file>